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31.565cm" fo:margin-left="0cm" table:align="left"/>
    </style:style>
    <style:style style:name="Tabla1.A" style:family="table-column">
      <style:table-column-properties style:column-width="3.942cm"/>
    </style:style>
    <style:style style:name="Tabla1.B" style:family="table-column">
      <style:table-column-properties style:column-width="2.858cm"/>
    </style:style>
    <style:style style:name="Tabla1.C" style:family="table-column">
      <style:table-column-properties style:column-width="5.034cm"/>
    </style:style>
    <style:style style:name="Tabla1.D" style:family="table-column">
      <style:table-column-properties style:column-width="3.944cm"/>
    </style:style>
    <style:style style:name="Tabla1.F" style:family="table-column">
      <style:table-column-properties style:column-width="3.946cm"/>
    </style:style>
    <style:style style:name="Tabla1.H" style:family="table-column">
      <style:table-column-properties style:column-width="3.95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1a4e1b" style:font-size-asian="11pt" style:font-size-complex="11pt"/>
    </style:style>
    <style:style style:name="P3" style:family="paragraph" style:parent-style-name="Standard">
      <style:text-properties style:font-name="Chandas" fo:font-size="10pt" officeooo:rsid="001e28d7" officeooo:paragraph-rsid="001e28d7" style:font-size-asian="10pt" style:font-size-complex="10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06ba7" officeooo:paragraph-rsid="00106ba7" style:font-size-asian="11pt" style:font-size-complex="11pt"/>
    </style:style>
    <style:style style:name="P6" style:family="paragraph" style:parent-style-name="Table_20_Contents">
      <style:text-properties fo:font-size="11pt" officeooo:rsid="001179ed" officeooo:paragraph-rsid="001179ed" style:font-size-asian="11pt" style:font-size-complex="11pt"/>
    </style:style>
    <style:style style:name="P7" style:family="paragraph" style:parent-style-name="Table_20_Contents">
      <style:text-properties fo:font-size="11pt" officeooo:rsid="001179ed" officeooo:paragraph-rsid="0010ece0" style:font-size-asian="11pt" style:font-size-complex="11pt"/>
    </style:style>
    <style:style style:name="P8" style:family="paragraph" style:parent-style-name="Table_20_Contents">
      <style:text-properties fo:font-size="11pt" officeooo:rsid="00126c64" officeooo:paragraph-rsid="00126c64" style:font-size-asian="11pt" style:font-size-complex="11pt"/>
    </style:style>
    <style:style style:name="P9" style:family="paragraph" style:parent-style-name="Table_20_Contents">
      <style:text-properties fo:font-size="11pt" officeooo:rsid="00151338" officeooo:paragraph-rsid="00151338" style:font-size-asian="11pt" style:font-size-complex="11pt"/>
    </style:style>
    <style:style style:name="P10" style:family="paragraph" style:parent-style-name="Table_20_Contents">
      <style:text-properties fo:font-size="11pt" officeooo:rsid="00160dc1" officeooo:paragraph-rsid="00160dc1" style:font-size-asian="11pt" style:font-size-complex="11pt"/>
    </style:style>
    <style:style style:name="P11" style:family="paragraph" style:parent-style-name="Table_20_Contents">
      <style:text-properties fo:font-size="11pt" officeooo:paragraph-rsid="001a4e1b" style:font-size-asian="11pt" style:font-size-complex="11pt"/>
    </style:style>
    <style:style style:name="P12" style:family="paragraph" style:parent-style-name="Table_20_Contents">
      <style:text-properties fo:font-size="11pt" officeooo:rsid="001a4e1b" officeooo:paragraph-rsid="001a4e1b" style:font-size-asian="11pt" style:font-size-complex="11pt"/>
    </style:style>
    <style:style style:name="P13" style:family="paragraph" style:parent-style-name="Table_20_Contents">
      <style:text-properties fo:font-size="11pt" style:text-underline-style="none" officeooo:rsid="001a4e1b" officeooo:paragraph-rsid="001a4e1b" style:font-size-asian="11pt" style:font-size-complex="11pt"/>
    </style:style>
    <style:style style:name="P14" style:family="paragraph" style:parent-style-name="Standard">
      <style:text-properties fo:color="#2a00ff" style:font-name="Chandas" fo:font-size="10pt" officeooo:rsid="001e28d7" officeooo:paragraph-rsid="001e28d7" fo:background-color="#e8f2fe" style:font-size-asian="10pt" style:font-size-complex="10pt"/>
    </style:style>
    <style:style style:name="P15" style:family="paragraph" style:parent-style-name="Standard" style:list-style-name="L1">
      <style:text-properties fo:color="#2a00ff" style:font-name="Chandas" fo:font-size="10pt" officeooo:rsid="001ee5a3" officeooo:paragraph-rsid="001ee5a3" fo:background-color="#e8f2fe" style:font-size-asian="10pt" style:font-size-complex="10pt"/>
    </style:style>
    <style:style style:name="P16" style:family="paragraph" style:parent-style-name="Standard">
      <style:text-properties fo:color="#2a00ff" style:font-name="Monospace" fo:font-size="10pt" officeooo:rsid="001e28d7" officeooo:paragraph-rsid="001e28d7" fo:background-color="#e8f2fe" style:font-size-asian="10pt"/>
    </style:style>
    <style:style style:name="P17" style:family="paragraph" style:parent-style-name="Standard" style:list-style-name="L1">
      <style:text-properties style:font-name="Chandas" fo:font-size="10pt" officeooo:rsid="001ee5a3" officeooo:paragraph-rsid="001ee5a3" style:font-size-asian="10pt" style:font-size-complex="10pt"/>
    </style:style>
    <style:style style:name="P18" style:family="paragraph" style:parent-style-name="Standard">
      <style:text-properties officeooo:rsid="0022404b" officeooo:paragraph-rsid="0022404b"/>
    </style:style>
    <style:style style:name="P19" style:family="paragraph" style:parent-style-name="Standard">
      <style:text-properties officeooo:paragraph-rsid="0022404b"/>
    </style:style>
    <style:style style:name="P20" style:family="paragraph" style:parent-style-name="Standard">
      <style:text-properties officeooo:rsid="00228ebc" officeooo:paragraph-rsid="00228ebc"/>
    </style:style>
    <style:style style:name="P21" style:family="paragraph" style:parent-style-name="Standard">
      <style:text-properties officeooo:rsid="00243471" officeooo:paragraph-rsid="00243471"/>
    </style:style>
    <style:style style:name="P22" style:family="paragraph" style:parent-style-name="Standard">
      <style:text-properties officeooo:rsid="002570d0" officeooo:paragraph-rsid="002570d0"/>
    </style:style>
    <style:style style:name="P23" style:family="paragraph" style:parent-style-name="Standard">
      <style:text-properties officeooo:paragraph-rsid="00258b82"/>
    </style:style>
    <style:style style:name="T1" style:family="text">
      <style:text-properties officeooo:rsid="001a4e1b"/>
    </style:style>
    <style:style style:name="T2" style:family="text">
      <style:text-properties officeooo:rsid="001c9b70"/>
    </style:style>
    <style:style style:name="T3" style:family="text">
      <style:text-properties fo:color="#2a00ff" style:font-name="Monospace" fo:font-size="10pt" fo:background-color="#e8f2fe" loext:char-shading-value="0" style:font-size-asian="10pt"/>
    </style:style>
    <style:style style:name="T4" style:family="text">
      <style:text-properties fo:color="#2a00ff" style:font-name="Monospace" fo:font-size="10pt" officeooo:rsid="0022404b" fo:background-color="#e8f2fe" loext:char-shading-value="0" style:font-size-asian="10pt"/>
    </style:style>
    <style:style style:name="T5" style:family="text">
      <style:text-properties fo:color="#2a00ff" style:font-name="Monospace" fo:font-size="10pt" officeooo:rsid="002570d0" fo:background-color="#e8f2fe" loext:char-shading-value="0" style:font-size-asian="10pt"/>
    </style:style>
    <style:style style:name="T6" style:family="text">
      <style:text-properties fo:color="#2a00ff" fo:background-color="#e8f2fe" loext:char-shading-value="0"/>
    </style:style>
    <style:style style:name="T7" style:family="text">
      <style:text-properties fo:color="#000000" style:font-name="Monospace" fo:font-size="10pt" fo:background-color="#e8f2fe" loext:char-shading-value="0" style:font-size-asian="10pt"/>
    </style:style>
    <style:style style:name="T8" style:family="text">
      <style:text-properties fo:color="#000000" style:font-name="Monospace" fo:font-size="10pt" officeooo:rsid="0022404b" fo:background-color="#e8f2fe" loext:char-shading-value="0" style:font-size-asian="10pt"/>
    </style:style>
    <style:style style:name="T9" style:family="text">
      <style:text-properties fo:color="#000000" style:font-name="Monospace" fo:font-size="10pt" fo:background-color="#e8f2fe" loext:char-shading-value="0" style:font-size-asian="10pt"/>
    </style:style>
    <style:style style:name="T10" style:family="text">
      <style:text-properties fo:color="#000000" style:font-name="Monospace" fo:font-size="10pt" officeooo:rsid="00228ebc" fo:background-color="#e8f2fe" loext:char-shading-value="0" style:font-size-asian="10pt"/>
    </style:style>
    <style:style style:name="T11" style:family="text">
      <style:text-properties fo:color="#000000" style:font-name="Monospace" fo:font-size="10pt" officeooo:rsid="002570d0" fo:background-color="#e8f2fe" loext:char-shading-value="0" style:font-size-asian="10pt"/>
    </style:style>
    <style:style style:name="T12" style:family="text">
      <style:text-properties fo:color="#000000" style:font-name="Monospace" fo:font-size="10pt" officeooo:rsid="00258b82" fo:background-color="#e8f2fe" loext:char-shading-value="0" style:font-size-asian="10pt"/>
    </style:style>
    <style:style style:name="T13" style:family="text">
      <style:text-properties fo:color="#000000" fo:background-color="#e8f2fe" loext:char-shading-value="0"/>
    </style:style>
    <style:style style:name="T14" style:family="text">
      <style:text-properties officeooo:rsid="00211e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 table:number-columns-repeated="2"/>
        <table:table-column table:style-name="Tabla1.H"/>
        <table:table-row>
          <table:table-cell table:style-name="Tabla1.A1" office:value-type="string">
            <text:p text:style-name="P4">Nombre función javascript</text:p>
          </table:table-cell>
          <table:table-cell table:style-name="Tabla1.A1" office:value-type="string">
            <text:p text:style-name="P4">Url en routes</text:p>
          </table:table-cell>
          <table:table-cell table:style-name="Tabla1.A1" office:value-type="string">
            <text:p text:style-name="P4">Clase.método</text:p>
          </table:table-cell>
          <table:table-cell table:style-name="Tabla1.A1" office:value-type="string">
            <text:p text:style-name="P7">Descripción</text:p>
          </table:table-cell>
          <table:table-cell table:style-name="Tabla1.A1" office:value-type="string">
            <text:p text:style-name="P5">Parámetros de entrada</text:p>
          </table:table-cell>
          <table:table-cell table:style-name="Tabla1.A1" office:value-type="string">
            <text:p text:style-name="P5">Retorno</text:p>
          </table:table-cell>
          <table:table-cell table:style-name="Tabla1.A1" office:value-type="string">
            <text:p text:style-name="P9">Cardinalidad</text:p>
          </table:table-cell>
          <table:table-cell table:style-name="Tabla1.H1" office:value-type="string">
            <text:p text:style-name="P9">Ubicación</text:p>
          </table:table-cell>
        </table:table-row>
        <table:table-row>
          <table:table-cell table:style-name="Tabla1.A2" office:value-type="string">
            <text:p text:style-name="P1">1) LlamadaAjaxDatos(id, tipo)</text:p>
            <text:p text:style-name="P1"/>
            <text:p text:style-name="P1">AJAX</text:p>
          </table:table-cell>
          <table:table-cell table:style-name="Tabla1.A2" office:value-type="string">
            <text:p text:style-name="P1">ajaxDatos</text:p>
          </table:table-cell>
          <table:table-cell table:style-name="Tabla1.A2" office:value-type="string">
            <text:p text:style-name="P1">2) UsuarioController.ajaxDatos</text:p>
          </table:table-cell>
          <table:table-cell table:style-name="Tabla1.A2" office:value-type="string">
            <text:p text:style-name="P10">Acción <text:span text:style-name="T2">a</text:span>síncrona.</text:p>
            <text:p text:style-name="P6">Recibe id de evento (pregenda/agenda) y busca la información del mismo</text:p>
          </table:table-cell>
          <table:table-cell table:style-name="Tabla1.A2" office:value-type="string">
            <text:p text:style-name="P6">Id: de preagendaservicio o agendaservicio</text:p>
            <text:p text:style-name="P6">tipo: ‘preagenda’ o ‘agenda’</text:p>
            <text:p text:style-name="P6"/>
            <text:p text:style-name="P8">JSON</text:p>
          </table:table-cell>
          <table:table-cell table:style-name="Tabla1.A2" office:value-type="string">
            <text:p text:style-name="P6">Json preagendaservicio o json agendaservicio</text:p>
          </table:table-cell>
          <table:table-cell table:style-name="Tabla1.A2" office:value-type="string">
            <text:p text:style-name="P6">Retorna un objeto</text:p>
          </table:table-cell>
          <table:table-cell table:style-name="Tabla1.H2" office:value-type="string">
            <text:p text:style-name="P9">1) public/javascripts/AgendaAjax.js</text:p>
            <text:p text:style-name="P9">2) app/models/UsuarioController</text:p>
          </table:table-cell>
        </table:table-row>
        <table:table-row>
          <table:table-cell table:style-name="Tabla1.A2" office:value-type="string">
            <text:p text:style-name="P4">1) ajax<text:span text:style-name="T1">ContarCantidad</text:span>TipoPersonal</text:p>
          </table:table-cell>
          <table:table-cell table:style-name="Tabla1.A2" office:value-type="string">
            <text:p text:style-name="P11">ajax<text:span text:style-name="T1">ContarCantidad</text:span>TipoPersonal</text:p>
          </table:table-cell>
          <table:table-cell table:style-name="Tabla1.A2" office:value-type="string">
            <text:p text:style-name="P2">2) UsuarioController.ajax<text:span text:style-name="T1">ContarCantidad</text:span>TipoPersonal</text:p>
          </table:table-cell>
          <table:table-cell table:style-name="Tabla1.A2" office:value-type="string">
            <text:p text:style-name="P13">Acción síncrona.</text:p>
            <text:p text:style-name="P13">Recibe una lista de ids de personal y un id de tipo de personal y cuenta cuantas personas <text:s/>pertenecen al tipo</text:p>
          </table:table-cell>
          <table:table-cell table:style-name="Tabla1.A2" office:value-type="string">
            <text:p text:style-name="P12">Lista de ids de personal</text:p>
            <text:p text:style-name="P12">id de tipo de personal</text:p>
          </table:table-cell>
          <table:table-cell table:style-name="Tabla1.A2" office:value-type="string">
            <text:p text:style-name="P12">Número entero, 0 si no hay ocurrencias</text:p>
          </table:table-cell>
          <table:table-cell table:style-name="Tabla1.A2" office:value-type="string">
            <text:p text:style-name="P12">Un número</text:p>
          </table:table-cell>
          <table:table-cell table:style-name="Tabla1.H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H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H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H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H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H2" office:value-type="string">
            <text:p text:style-name="P4"/>
          </table:table-cell>
        </table:table-row>
      </table:table>
      <text:p text:style-name="Standard"/>
      <text:p text:style-name="Standard"><text:span text:style-name="T8">JS: </text:span><text:span text:style-name="T7">LlamadaAjaxValidaEvento</text:span></text:p>
      <text:p text:style-name="P19"><text:span text:style-name="T8">Método: </text:span><text:span text:style-name="T7">UsuarioController</text:span><text:span text:style-name="T8">.</text:span><text:span text:style-name="T4">ajaxValidaEvento</text:span></text:p>
      <text:p text:style-name="P19"><text:span text:style-name="T8"/></text:p>
      <text:p text:style-name="P18"><text:span text:style-name="T7">Recibe: eventoId, tipo, inicio, fin, </text:span><text:span text:style-name="T10">salaId, folio, faseId, resourceId</text:span></text:p>
      <text:p text:style-name="P20"><text:span text:style-name="T10">R</text:span><text:span text:style-name="T7">etorna: JSON <text:s text:c="2"/>valido: Boolean <text:s/>true cuando no hay errores. Cuando hay empalmes agrega al retorno servicios como un array con la info de los eventos conflictuados.</text:span></text:p>
      <text:p text:style-name="P18"><text:span text:style-name="T8">D</text:span><text:span text:style-name="T7">escripción: Valida que no haya empalmes en los horarios.</text:span></text:p>
      <text:p text:style-name="Standard"><text:span text:style-name="T7"/></text:p>
      <text:p text:style-name="Standard"><text:span text:style-name="T7"/></text:p>
      <text:p text:style-name="P21"><text:span text:style-name="T7">JS: LlamadaAjaxValidaProductorDisponible</text:span></text:p>
      <text:p text:style-name="P21"><text:soft-page-break/><text:span text:style-name="T7">Método: </text:span><text:span text:style-name="T7">UsuarioController.ajaxProductorDisponible</text:span></text:p>
      <text:p text:style-name="P21"><text:span text:style-name="T7"/></text:p>
      <text:p text:style-name="P21"><text:span text:style-name="T7">Recibe: desde, hasta, eventoId</text:span></text:p>
      <text:p text:style-name="P21"><text:span text:style-name="T7">Retorna: Regresa lista JSON con los productores disponibles en la fecha y hora especificados</text:span></text:p>
      <text:p text:style-name="P21"><text:span text:style-name="T7">Descripción: Revisa que operadores están disponibles.</text:span></text:p>
      <text:p text:style-name="Standard"><text:span text:style-name="T7"/></text:p>
      <text:p text:style-name="Standard"/>
      <text:p text:style-name="Standard"/>
      <text:p text:style-name="P22">JS: <text:span text:style-name="T7">validacionesAgenda2</text:span></text:p>
      <text:p text:style-name="P22"><text:span text:style-name="T7">Método: No llama directamente un método de controlador.</text:span></text:p>
      <text:p text:style-name="P22"><text:span text:style-name="T7">Otras funciones JS: LlamadaAjaxValidaProductorDisponible y LlamadaAjaxValidaOperadorSalaDisponible</text:span></text:p>
      <text:p text:style-name="P22"><text:span text:style-name="T7"/></text:p>
      <text:p text:style-name="P22"><text:span text:style-name="T7">Recibe: start, end, jsEvent, view, resourceId, eventoId, salaId</text:span></text:p>
      <text:p text:style-name="P23"><text:span text:style-name="T11">Retorna: Un string con la descripción del error <text:s/>(“</text:span><text:span text:style-name="T12">en la vista mes/semana no es posible modificar eventos existentes</text:span><text:span text:style-name="T11">”, “</text:span><text:span text:style-name="T3">En días no laborales no esta permitida esta operación</text:span><text:span text:style-name="T11">”, “</text:span><text:span text:style-name="T5">Ya tiene otra actividad en el mismo horario.</text:span><text:span text:style-name="T11">”, “</text:span><text:span text:style-name="T5">No hay operador de sala que cubra el horario solicitado</text:span><text:span text:style-name="T11">”)</text:span></text:p>
      <text:p text:style-name="Standard"/>
      <text:p text:style-name="Standard"/>
      <text:p text:style-name="Standard"/>
      <text:p text:style-name="Standard"/>
      <text:p text:style-name="Standard"/>
      <text:p text:style-name="P3">La función <text:span text:style-name="T13">validacionesAgenda</text:span><text:span text:style-name="T6"> en agenda.scala.html realiza las siguientes acciones.</text:span></text:p>
      <text:p text:style-name="P14"/>
      <text:list xml:id="list2030065239" text:style-name="L1">
        <text:list-item>
          <text:p text:style-name="P15">Valida que en la vista Mes no se puedan crear o modificar eventos.</text:p>
        </text:list-item>
        <text:list-item>
          <text:p text:style-name="P15">Que a excepción de grabaciones, no se pueda agendar ningún evento <text:span text:style-name="T14">en fin de semana</text:span>.</text:p>
        </text:list-item>
        <text:list-item>
          <text:p text:style-name="P17"><text:span text:style-name="T6">Asíncronamente llama a las funciones </text:span><text:span text:style-name="T13">LlamadaAjaxValidaProductorDisponible</text:span><text:span text:style-name="T6"> y </text:span><text:span text:style-name="T13">LlamadaAjaxValidaOperadorSalaDisponible</text:span><text:span text:style-name="T6"> (ambas en agendaAjaxValidacionesReglas.js). <text:s/>Estas funciones validan que el productor este disponible (no este ocupado en otro evento) (la fase de entrega no requiere la atención del productor), <text:s text:c="2"/>y que el operador de sala este en el horario de solicitud.</text:span></text:p>
        </text:list-item>
      </text:list>
      <text:p text:style-name="P16"/>
      <text:p text:style-name="P16"/>
      <text:p text:style-name="P16"/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57:39.870487714</meta:creation-date>
    <dc:date>2018-10-24T13:34:05.161030079</dc:date>
    <meta:editing-duration>PT1H50M40S</meta:editing-duration>
    <meta:editing-cycles>11</meta:editing-cycles>
    <meta:generator>LibreOffice/6.0.6.2$Linux_X86_64 LibreOffice_project/00m0$Build-2</meta:generator>
    <meta:document-statistic meta:table-count="1" meta:image-count="0" meta:object-count="0" meta:page-count="2" meta:paragraph-count="49" meta:word-count="335" meta:character-count="2552" meta:non-whitespace-character-count="2261"/>
  </office:meta>
</office:document-meta>
</file>